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een Jewel 50 K, Cleveland Metroparks, March 5, 2016</text:p>
      <text:p text:style-name="Standard">https://www.westernreserveracing.com/race-results/2016GJSO.htm </text:p>
      <text:p text:style-name="Standard"/>
      <text:p text:style-name="Standard">Mind the Ducks 12 Hour Run, Webster NY, May 15, 2016</text:p>
      <text:p text:style-name="Standard">https://drive.google.com/file/d/0B4CZ5bHQSHJWanBoNV9YbDl1S1E/view </text:p>
      <text:p text:style-name="Standard"/>
      <text:p text:style-name="Standard">Human Race 5 K, Meadville PA, May 30, 2016 </text:p>
      <text:p text:style-name="Standard">http://runhigh.com/2016RESULTS/R053016DC.html</text:p>
      <text:p text:style-name="Standard"/>
      <text:p text:style-name="Standard">Butler 5 Mile, Butler PA, June 25, 2016 </text:p>
      <text:p text:style-name="Standard">http://www.runhigh.com/2016RESULTS/R062516BF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7-01T15:15:33.68</meta:creation-date>
    <dc:date>2016-07-01T15:34:50.57</dc:date>
    <dc:creator>James Lombardi</dc:creator>
    <meta:editing-duration>PT19M17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8" meta:word-count="41" meta:character-count="411"/>
  </office:meta>
</office:document-meta>
</file>